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95cm"/>
    </style:style>
    <style:style style:name="co2" style:family="table-column">
      <style:table-column-properties fo:break-before="auto" style:column-width="2.291cm"/>
    </style:style>
    <style:style style:name="co3" style:family="table-column">
      <style:table-column-properties fo:break-before="auto" style:column-width="2.27cm"/>
    </style:style>
    <style:style style:name="co4" style:family="table-column">
      <style:table-column-properties fo:break-before="auto" style:column-width="2.334cm"/>
    </style:style>
    <style:style style:name="co5" style:family="table-column">
      <style:table-column-properties fo:break-before="auto" style:column-width="2.418cm"/>
    </style:style>
    <style:style style:name="co6" style:family="table-column">
      <style:table-column-properties fo:break-before="auto" style:column-width="1.676cm"/>
    </style:style>
    <style:style style:name="co7" style:family="table-column">
      <style:table-column-properties fo:break-before="auto" style:column-width="1.549cm"/>
    </style:style>
    <style:style style:name="co8" style:family="table-column">
      <style:table-column-properties fo:break-before="auto" style:column-width="1.528cm"/>
    </style:style>
    <style:style style:name="co9" style:family="table-column">
      <style:table-column-properties fo:break-before="auto" style:column-width="1.379cm"/>
    </style:style>
    <style:style style:name="co10" style:family="table-column">
      <style:table-column-properties fo:break-before="auto" style:column-width="1.337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1.039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  <style:map style:condition="cell-content()&lt;0" style:apply-style-name="decrease" style:base-cell-address="Feuille1.A32"/>
      <style:map style:condition="cell-content()&gt;0" style:apply-style-name="increase" style:base-cell-address="Feuille1.A32"/>
    </style:style>
    <style:style style:name="ce7" style:family="table-cell" style:parent-style-name="Default">
      <style:table-cell-properties fo:wrap-option="no-wrap"/>
      <style:text-properties style:text-line-through-style="none" style:text-line-through-type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  <style:map style:condition="cell-content()&lt;0" style:apply-style-name="decrease" style:base-cell-address="Feuille1.A32"/>
      <style:map style:condition="cell-content()&gt;0" style:apply-style-name="increase" style:base-cell-address="Feuille1.A32"/>
    </style:style>
    <style:style style:name="ce12" style:family="table-cell" style:parent-style-name="Default">
      <style:text-properties fo:color="#808080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solid" style:text-line-through-type="singl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ddddd"/>
    </style:style>
    <style:style style:name="ce17" style:family="table-cell" style:parent-style-name="Default">
      <style:map style:condition="cell-content()&lt;0" style:apply-style-name="decrease" style:base-cell-address="Feuille1.A32"/>
      <style:map style:condition="cell-content()&gt;0" style:apply-style-name="increase" style:base-cell-address="Feuille1.A32"/>
    </style:style>
    <style:style style:name="ce18" style:family="table-cell" style:parent-style-name="Default">
      <style:text-properties style:text-line-through-style="solid" style:text-line-through-type="singl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6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number-columns-repeated="1008" table:default-cell-style-name="Default"/>
        <table:table-row table:style-name="ro1">
          <table:table-cell office:value-type="string" calcext:value-type="string">
            <text:p>Facteurs :</text:p>
          </table:table-cell>
          <table:table-cell table:style-name="Default" office:value-type="string" calcext:value-type="string">
            <text:p>h1</text:p>
          </table:table-cell>
          <table:table-cell table:style-name="Default" office:value-type="string" calcext:value-type="string">
            <text:p>h2</text:p>
          </table:table-cell>
          <table:table-cell table:style-name="Default" office:value-type="string" calcext:value-type="string">
            <text:p>h3</text:p>
          </table:table-cell>
          <table:table-cell table:style-name="Default"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table:style-name="ce12" office:value-type="string" calcext:value-type="string">
            <text:p>radi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actions attendues :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 calcext:value-type="string">
            <text:p>plan complet :</text:p>
          </table:table-cell>
          <table:table-cell table:style-name="Default" table:formula="of:=POWER(2; 5)" office:value-type="float" office:value="32" calcext:value-type="float">
            <text:p>32</text:p>
          </table:table-cell>
          <table:table-cell table:style-name="ce12" table:formula="of:=POWER(2; 7)" office:value-type="float" office:value="128" calcext:value-type="float">
            <text:p>128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Objectif :</text:p>
          </table:table-cell>
          <table:table-cell table:style-name="ce7" office:value-type="string" calcext:value-type="string">
            <text:p>Nominale</text:p>
          </table:table-cell>
          <table:table-cell table:style-name="ce13" office:value-type="string" calcext:value-type="string">
            <text:p>Rechercher les interactions non nulles </text:p>
          </table:table-cell>
          <table:table-cell table:style-name="ce7" table:number-columns-repeated="2"/>
          <table:table-cell table:style-name="ce13" office:value-type="string" calcext:value-type="string">
            <text:p>Rechercher un modèle prédictif. Atteindre une valeur cible 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Plans typiques :</text:p>
          </table:table-cell>
          <table:table-cell table:style-name="Default" office:value-type="string" calcext:value-type="string">
            <text:p>L16</text:p>
          </table:table-cell>
          <table:table-cell table:style-name="ce14"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table:style-name="ce15" office:value-type="string" calcext:value-type="string">
            <text:p>h1.h2</text:p>
          </table:table-cell>
          <table:table-cell office:value-type="string" calcext:value-type="string">
            <text:p>h3</text:p>
          </table:table-cell>
          <table:table-cell table:style-name="ce5"/>
          <table:table-cell table:style-name="ce19" office:value-type="string" calcext:value-type="string">
            <text:p>h1.h3</text:p>
          </table:table-cell>
          <table:table-cell table:style-name="ce19" office:value-type="string" calcext:value-type="string">
            <text:p>d2.d3</text:p>
          </table:table-cell>
          <table:table-cell table:style-name="ce5" office:value-type="string" calcext:value-type="string">
            <text:p>d2</text:p>
          </table:table-cell>
          <table:table-cell table:style-name="ce5" table:number-columns-repeated="2"/>
          <table:table-cell table:style-name="ce19" office:value-type="string" calcext:value-type="string">
            <text:p>d3.h3</text:p>
          </table:table-cell>
          <table:table-cell table:style-name="ce5" table:number-columns-repeated="3"/>
          <table:table-cell table:style-name="ce5" office:value-type="string" calcext:value-type="string">
            <text:p>d3</text:p>
          </table:table-cell>
          <table:table-cell table:style-name="ce1" table:number-columns-repeated="1008"/>
        </table:table-row>
        <table:table-row table:style-name="ro1">
          <table:table-cell table:style-name="Default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Essai N°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20" office:value-type="string" calcext:value-type="string">
            <text:p>Freq_UHF</text:p>
          </table:table-cell>
          <table:table-cell table:style-name="ce20" office:value-type="string" calcext:value-type="string">
            <text:p>SWR_UHF</text:p>
          </table:table-cell>
          <table:table-cell table:style-name="ce20" office:value-type="string" calcext:value-type="string">
            <text:p>Freq_VHF</text:p>
          </table:table-cell>
          <table:table-cell table:style-name="ce21" office:value-type="string" calcext:value-type="string">
            <text:p>SWR_VHF</text:p>
          </table:table-cell>
          <table:table-cell table:number-columns-repeated="100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.101" calcext:value-type="float">
            <text:p>1,101</text:p>
          </table:table-cell>
          <table:table-cell office:value-type="float" office:value="452.5" calcext:value-type="float">
            <text:p>452,5</text:p>
          </table:table-cell>
          <table:table-cell office:value-type="float" office:value="1.209" calcext:value-type="float">
            <text:p>1,209</text:p>
          </table:table-cell>
          <table:table-cell table:number-columns-repeated="100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1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43.5" calcext:value-type="float">
            <text:p>143,5</text:p>
          </table:table-cell>
          <table:table-cell office:value-type="float" office:value="1.123" calcext:value-type="float">
            <text:p>1,123</text:p>
          </table:table-cell>
          <table:table-cell office:value-type="float" office:value="440.5" calcext:value-type="float">
            <text:p>440,5</text:p>
          </table:table-cell>
          <table:table-cell office:value-type="float" office:value="1.825" calcext:value-type="float">
            <text:p>1,825</text:p>
          </table:table-cell>
          <table:table-cell table:number-columns-repeated="100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40.5" calcext:value-type="float">
            <text:p>140,5</text:p>
          </table:table-cell>
          <table:table-cell office:value-type="float" office:value="1.203" calcext:value-type="float">
            <text:p>1,203</text:p>
          </table:table-cell>
          <table:table-cell office:value-type="float" office:value="452.5" calcext:value-type="float">
            <text:p>452,5</text:p>
          </table:table-cell>
          <table:table-cell office:value-type="float" office:value="1.315" calcext:value-type="float">
            <text:p>1,315</text:p>
          </table:table-cell>
          <table:table-cell table:number-columns-repeated="100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.042" calcext:value-type="float">
            <text:p>1,042</text:p>
          </table:table-cell>
          <table:table-cell office:value-type="float" office:value="442" calcext:value-type="float">
            <text:p>442</text:p>
          </table:table-cell>
          <table:table-cell office:value-type="float" office:value="1.69" calcext:value-type="float">
            <text:p>1,69</text:p>
          </table:table-cell>
          <table:table-cell table:number-columns-repeated="100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42.5" calcext:value-type="float">
            <text:p>142,5</text:p>
          </table:table-cell>
          <table:table-cell office:value-type="float" office:value="1.243" calcext:value-type="float">
            <text:p>1,243</text:p>
          </table:table-cell>
          <table:table-cell office:value-type="float" office:value="437.5" calcext:value-type="float">
            <text:p>437,5</text:p>
          </table:table-cell>
          <table:table-cell office:value-type="float" office:value="2.291" calcext:value-type="float">
            <text:p>2,291</text:p>
          </table:table-cell>
          <table:table-cell table:number-columns-repeated="100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.022" calcext:value-type="float">
            <text:p>1,022</text:p>
          </table:table-cell>
          <table:table-cell office:value-type="float" office:value="440.5" calcext:value-type="float">
            <text:p>440,5</text:p>
          </table:table-cell>
          <table:table-cell office:value-type="float" office:value="3.57" calcext:value-type="float">
            <text:p>3,57</text:p>
          </table:table-cell>
          <table:table-cell table:number-columns-repeated="100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.118" calcext:value-type="float">
            <text:p>1,118</text:p>
          </table:table-cell>
          <table:table-cell office:value-type="float" office:value="433" calcext:value-type="float">
            <text:p>433</text:p>
          </table:table-cell>
          <table:table-cell office:value-type="float" office:value="2.57" calcext:value-type="float">
            <text:p>2,57</text:p>
          </table:table-cell>
          <table:table-cell table:number-columns-repeated="100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40.5" calcext:value-type="float">
            <text:p>140,5</text:p>
          </table:table-cell>
          <table:table-cell office:value-type="float" office:value="1.131" calcext:value-type="float">
            <text:p>1,131</text:p>
          </table:table-cell>
          <table:table-cell office:value-type="float" office:value="427" calcext:value-type="float">
            <text:p>427</text:p>
          </table:table-cell>
          <table:table-cell office:value-type="float" office:value="3.63" calcext:value-type="float">
            <text:p>3,63</text:p>
          </table:table-cell>
          <table:table-cell table:number-columns-repeated="100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.24" calcext:value-type="float">
            <text:p>1,24</text:p>
          </table:table-cell>
          <table:table-cell office:value-type="float" office:value="424" calcext:value-type="float">
            <text:p>424</text:p>
          </table:table-cell>
          <table:table-cell office:value-type="float" office:value="1.089" calcext:value-type="float">
            <text:p>1,089</text:p>
          </table:table-cell>
          <table:table-cell table:number-columns-repeated="100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.13" calcext:value-type="float">
            <text:p>1,13</text:p>
          </table:table-cell>
          <table:table-cell office:value-type="float" office:value="415" calcext:value-type="float">
            <text:p>415</text:p>
          </table:table-cell>
          <table:table-cell office:value-type="float" office:value="1.23" calcext:value-type="float">
            <text:p>1,23</text:p>
          </table:table-cell>
          <table:table-cell table:number-columns-repeated="100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.117" calcext:value-type="float">
            <text:p>1,117</text:p>
          </table:table-cell>
          <table:table-cell office:value-type="float" office:value="425" calcext:value-type="float">
            <text:p>425</text:p>
          </table:table-cell>
          <table:table-cell office:value-type="float" office:value="1.04" calcext:value-type="float">
            <text:p>1,04</text:p>
          </table:table-cell>
          <table:table-cell table:number-columns-repeated="1004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37.5" calcext:value-type="float">
            <text:p>137,5</text:p>
          </table:table-cell>
          <table:table-cell office:value-type="float" office:value="1.144" calcext:value-type="float">
            <text:p>1,144</text:p>
          </table:table-cell>
          <table:table-cell office:value-type="float" office:value="413.5" calcext:value-type="float">
            <text:p>413,5</text:p>
          </table:table-cell>
          <table:table-cell office:value-type="float" office:value="1.368" calcext:value-type="float">
            <text:p>1,368</text:p>
          </table:table-cell>
          <table:table-cell table:number-columns-repeated="100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40.5" calcext:value-type="float">
            <text:p>140,5</text:p>
          </table:table-cell>
          <table:table-cell office:value-type="float" office:value="1.146" calcext:value-type="float">
            <text:p>1,146</text:p>
          </table:table-cell>
          <table:table-cell office:value-type="float" office:value="425.5" calcext:value-type="float">
            <text:p>425,5</text:p>
          </table:table-cell>
          <table:table-cell office:value-type="float" office:value="4.182" calcext:value-type="float">
            <text:p>4,182</text:p>
          </table:table-cell>
          <table:table-cell table:number-columns-repeated="100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.15" calcext:value-type="float">
            <text:p>1,15</text:p>
          </table:table-cell>
          <table:table-cell office:value-type="float" office:value="424" calcext:value-type="float">
            <text:p>424</text:p>
          </table:table-cell>
          <table:table-cell office:value-type="float" office:value="5.93" calcext:value-type="float">
            <text:p>5,93</text:p>
          </table:table-cell>
          <table:table-cell table:number-columns-repeated="100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1.203" calcext:value-type="float">
            <text:p>1,203</text:p>
          </table:table-cell>
          <table:table-cell office:value-type="float" office:value="413.5" calcext:value-type="float">
            <text:p>413,5</text:p>
          </table:table-cell>
          <table:table-cell office:value-type="float" office:value="3.14" calcext:value-type="float">
            <text:p>3,14</text:p>
          </table:table-cell>
          <table:table-cell table:number-columns-repeated="100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37.5" calcext:value-type="float">
            <text:p>137,5</text:p>
          </table:table-cell>
          <table:table-cell office:value-type="float" office:value="0.95" calcext:value-type="float">
            <text:p>0,95</text:p>
          </table:table-cell>
          <table:table-cell office:value-type="float" office:value="416.5" calcext:value-type="float">
            <text:p>416,5</text:p>
          </table:table-cell>
          <table:table-cell office:value-type="float" office:value="4.39" calcext:value-type="float">
            <text:p>4,3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yenne</text:p>
          </table:table-cell>
          <table:table-cell table:style-name="Default" table:number-columns-repeated="4"/>
          <table:table-cell table:number-columns-repeated="11"/>
          <table:table-cell table:formula="of:=AVERAGE([.Q13:.Q28])" office:value-type="float" office:value="140.53125" calcext:value-type="float">
            <text:p>140,53125</text:p>
          </table:table-cell>
          <table:table-cell table:formula="of:=AVERAGE([.R13:.R28])" office:value-type="float" office:value="1.1289375" calcext:value-type="float">
            <text:p>1,1289375</text:p>
          </table:table-cell>
          <table:table-cell table:formula="of:=AVERAGE([.S13:.S28])" office:value-type="float" office:value="430.15625" calcext:value-type="float">
            <text:p>430,15625</text:p>
          </table:table-cell>
          <table:table-cell table:formula="of:=AVERAGE([.T13:.T28])" office:value-type="float" office:value="2.5293125" calcext:value-type="float">
            <text:p>2,5293125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h1</text:p>
          </table:table-cell>
          <table:table-cell table:style-name="ce1" table:formula="of:=[.Q12]" office:value-type="string" office:string-value="Freq_UHF" calcext:value-type="string">
            <text:p>Freq_UHF</text:p>
          </table:table-cell>
          <table:table-cell table:style-name="ce1" table:formula="of:=[.R12]" office:value-type="string" office:string-value="SWR_UHF" calcext:value-type="string">
            <text:p>SWR_UHF</text:p>
          </table:table-cell>
          <table:table-cell table:style-name="ce1" table:formula="of:=[.S12]" office:value-type="string" office:string-value="Freq_VHF" calcext:value-type="string">
            <text:p>Freq_VHF</text:p>
          </table:table-cell>
          <table:table-cell table:style-name="ce1" table:formula="of:=[.T12]" office:value-type="string" office:string-value="SWR_VHF" calcext:value-type="string">
            <text:p>SWR_VHF</text:p>
          </table:table-cell>
          <table:table-cell table:style-name="ce5"/>
          <table:table-cell table:style-name="ce19" table:number-columns-repeated="2"/>
          <table:table-cell table:style-name="ce5" table:number-columns-repeated="3"/>
          <table:table-cell table:style-name="ce19"/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Moyenne 1</text:p>
          </table:table-cell>
          <table:table-cell table:style-name="ce10" table:formula="of:=AVERAGE([.Q13:.Q20])" office:value-type="float" office:value="142.625" calcext:value-type="float">
            <text:p>142,625</text:p>
          </table:table-cell>
          <table:table-cell table:style-name="ce10" table:formula="of:=AVERAGE([.R13:.R20])" office:value-type="float" office:value="1.122875" calcext:value-type="float">
            <text:p>1,122875</text:p>
          </table:table-cell>
          <table:table-cell table:style-name="ce10" table:formula="of:=AVERAGE([.S13:.S20])" office:value-type="float" office:value="440.6875" calcext:value-type="float">
            <text:p>440,6875</text:p>
          </table:table-cell>
          <table:table-cell table:style-name="ce10" table:formula="of:=AVERAGE([.T13:.T20])" office:value-type="float" office:value="2.2625" calcext:value-type="float">
            <text:p>2,2625</text:p>
          </table:table-cell>
          <table:table-cell table:number-columns-repeated="2"/>
          <table:table-cell office:value-type="string" calcext:value-type="string">
            <text:p>diminuer h1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Effet 1</text:p>
          </table:table-cell>
          <table:table-cell table:style-name="ce11" table:formula="of:=[.B31]-[.Q29]" office:value-type="float" office:value="2.09375" calcext:value-type="float">
            <text:p>2,09375</text:p>
          </table:table-cell>
          <table:table-cell table:style-name="ce11" table:formula="of:=[.C31]-[.R29]" office:value-type="float" office:value="-0.00606249999999986" calcext:value-type="float">
            <text:p>-0,00606249999999986</text:p>
          </table:table-cell>
          <table:table-cell table:style-name="ce6" table:formula="of:=[.D31]-[.S29]" office:value-type="float" office:value="10.53125" calcext:value-type="float">
            <text:p>10,53125</text:p>
          </table:table-cell>
          <table:table-cell table:style-name="ce11" table:formula="of:=[.E31]-[.T29]" office:value-type="float" office:value="-0.2668125" calcext:value-type="float">
            <text:p>-0,2668125</text:p>
          </table:table-cell>
          <table:table-cell table:style-name="ce17" table:number-columns-repeated="3"/>
          <table:table-cell table:style-name="ce17" office:value-type="string" calcext:value-type="string">
            <text:p>augmente l’UHF et améliore son SWR</text:p>
          </table:table-cell>
          <table:table-cell table:style-name="ce17" table:number-columns-repeated="1015"/>
        </table:table-row>
        <table:table-row table:style-name="ro1">
          <table:table-cell office:value-type="string" calcext:value-type="string">
            <text:p>Moyenne 2</text:p>
          </table:table-cell>
          <table:table-cell table:style-name="ce10" table:formula="of:=AVERAGE([.Q21:.Q28])" office:value-type="float" office:value="138.4375" calcext:value-type="float">
            <text:p>138,4375</text:p>
          </table:table-cell>
          <table:table-cell table:style-name="ce10" table:formula="of:=AVERAGE([.R21:.R28])" office:value-type="float" office:value="1.135" calcext:value-type="float">
            <text:p>1,135</text:p>
          </table:table-cell>
          <table:table-cell table:style-name="ce10" table:formula="of:=AVERAGE([.S21:.S28])" office:value-type="float" office:value="419.625" calcext:value-type="float">
            <text:p>419,625</text:p>
          </table:table-cell>
          <table:table-cell table:style-name="ce10" table:formula="of:=AVERAGE([.T21:.T28])" office:value-type="float" office:value="2.796125" calcext:value-type="float">
            <text:p>2,796125</text:p>
          </table:table-cell>
          <table:table-cell table:number-columns-repeated="3"/>
          <table:table-cell office:value-type="string" calcext:value-type="string">
            <text:p>augmente <text:span text:style-name="T1">rapidement</text:span> la VHF et améliore son SW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Effet 2</text:p>
          </table:table-cell>
          <table:table-cell table:style-name="ce11" table:formula="of:=[.B33]-[.Q29]" office:value-type="float" office:value="-2.09375" calcext:value-type="float">
            <text:p>-2,09375</text:p>
          </table:table-cell>
          <table:table-cell table:style-name="ce11" table:formula="of:=[.C33]-[.R29]" office:value-type="float" office:value="0.00606250000000008" calcext:value-type="float">
            <text:p>0,00606250000000008</text:p>
          </table:table-cell>
          <table:table-cell table:style-name="ce6" table:formula="of:=[.D33]-[.S29]" office:value-type="float" office:value="-10.53125" calcext:value-type="float">
            <text:p>-10,53125</text:p>
          </table:table-cell>
          <table:table-cell table:style-name="ce11" table:formula="of:=[.E33]-[.T29]" office:value-type="float" office:value="0.2668125" calcext:value-type="float">
            <text:p>0,2668125</text:p>
          </table:table-cell>
          <table:table-cell table:style-name="ce17"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 calcext:value-type="string">
            <text:p>h2</text:p>
          </table:table-cell>
          <table:table-cell table:style-name="ce1" table:formula="of:=[.Q12]" office:value-type="string" office:string-value="Freq_UHF" calcext:value-type="string">
            <text:p>Freq_UHF</text:p>
          </table:table-cell>
          <table:table-cell table:style-name="ce1" table:formula="of:=[.R12]" office:value-type="string" office:string-value="SWR_UHF" calcext:value-type="string">
            <text:p>SWR_UHF</text:p>
          </table:table-cell>
          <table:table-cell table:style-name="ce1" table:formula="of:=[.S12]" office:value-type="string" office:string-value="Freq_VHF" calcext:value-type="string">
            <text:p>Freq_VHF</text:p>
          </table:table-cell>
          <table:table-cell table:style-name="ce1" table:formula="of:=[.T12]" office:value-type="string" office:string-value="SWR_VHF" calcext:value-type="string">
            <text:p>SWR_VH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yenne 1</text:p>
          </table:table-cell>
          <table:table-cell table:style-name="ce10" table:formula="of:=AVERAGE([.Q13:.Q16];[.Q21:.Q24])" office:value-type="float" office:value="140.6875" calcext:value-type="float">
            <text:p>140,6875</text:p>
          </table:table-cell>
          <table:table-cell table:style-name="ce10" table:formula="of:=AVERAGE([.R13:.R16];[.R21:.R24])" office:value-type="float" office:value="1.1375" calcext:value-type="float">
            <text:p>1,1375</text:p>
          </table:table-cell>
          <table:table-cell table:style-name="ce10" table:formula="of:=AVERAGE([.S13:.S16];[.S21:.S24])" office:value-type="float" office:value="433.125" calcext:value-type="float">
            <text:p>433,125</text:p>
          </table:table-cell>
          <table:table-cell table:style-name="ce10" table:formula="of:=AVERAGE([.T13:.T16];[.T21:.T24])" office:value-type="float" office:value="1.34575" calcext:value-type="float">
            <text:p>1,34575</text:p>
          </table:table-cell>
          <table:table-cell table:number-columns-repeated="2"/>
          <table:table-cell office:value-type="string" calcext:value-type="string">
            <text:p>diminuer h2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Effet 1</text:p>
          </table:table-cell>
          <table:table-cell table:style-name="ce11" table:formula="of:=[.B37]-[.Q29]" office:value-type="float" office:value="0.15625" calcext:value-type="float">
            <text:p>0,15625</text:p>
          </table:table-cell>
          <table:table-cell table:style-name="ce11" table:formula="of:=[.C37]-[.R29]" office:value-type="float" office:value="0.00856250000000003" calcext:value-type="float">
            <text:p>0,00856250000000003</text:p>
          </table:table-cell>
          <table:table-cell table:style-name="ce11" table:formula="of:=[.D37]-[.S29]" office:value-type="float" office:value="2.96875" calcext:value-type="float">
            <text:p>2,96875</text:p>
          </table:table-cell>
          <table:table-cell table:style-name="ce11" table:formula="of:=[.E37]-[.T29]" office:value-type="float" office:value="-1.1835625" calcext:value-type="float">
            <text:p>-1,1835625</text:p>
          </table:table-cell>
          <table:table-cell table:style-name="ce17" table:number-columns-repeated="3"/>
          <table:table-cell table:style-name="ce17" office:value-type="string" calcext:value-type="string">
            <text:p>augmente l’VHF et améliore son SWR</text:p>
          </table:table-cell>
          <table:table-cell table:style-name="ce17" table:number-columns-repeated="1015"/>
        </table:table-row>
        <table:table-row table:style-name="ro1">
          <table:table-cell office:value-type="string" calcext:value-type="string">
            <text:p>Moyenne 2</text:p>
          </table:table-cell>
          <table:table-cell table:style-name="ce10" table:formula="of:=AVERAGE([.Q17:.Q20];[.Q25:.Q28])" office:value-type="float" office:value="140.375" calcext:value-type="float">
            <text:p>140,375</text:p>
          </table:table-cell>
          <table:table-cell table:style-name="ce10" table:formula="of:=AVERAGE([.R17:.R20];[.R25:.R28])" office:value-type="float" office:value="1.120375" calcext:value-type="float">
            <text:p>1,120375</text:p>
          </table:table-cell>
          <table:table-cell table:style-name="ce10" table:formula="of:=AVERAGE([.S17:.S20];[.S25:.S28])" office:value-type="float" office:value="427.1875" calcext:value-type="float">
            <text:p>427,1875</text:p>
          </table:table-cell>
          <table:table-cell table:style-name="ce10" table:formula="of:=AVERAGE([.T17:.T20];[.T25:.T28])" office:value-type="float" office:value="3.712875" calcext:value-type="float">
            <text:p>3,71287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ffet 2</text:p>
          </table:table-cell>
          <table:table-cell table:style-name="ce11" table:formula="of:=[.B39]-[.Q29]" office:value-type="float" office:value="-0.15625" calcext:value-type="float">
            <text:p>-0,15625</text:p>
          </table:table-cell>
          <table:table-cell table:style-name="ce11" table:formula="of:=[.C39]-[.R29]" office:value-type="float" office:value="-0.00856249999999981" calcext:value-type="float">
            <text:p>-0,00856249999999981</text:p>
          </table:table-cell>
          <table:table-cell table:style-name="ce11" table:formula="of:=[.D39]-[.S29]" office:value-type="float" office:value="-2.96875" calcext:value-type="float">
            <text:p>-2,96875</text:p>
          </table:table-cell>
          <table:table-cell table:style-name="ce11" table:formula="of:=[.E39]-[.T29]" office:value-type="float" office:value="1.1835625" calcext:value-type="float">
            <text:p>1,1835625</text:p>
          </table:table-cell>
          <table:table-cell table:style-name="ce17"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 calcext:value-type="string">
            <text:p>h3</text:p>
          </table:table-cell>
          <table:table-cell table:style-name="ce1" table:formula="of:=[.Q12]" office:value-type="string" office:string-value="Freq_UHF" calcext:value-type="string">
            <text:p>Freq_UHF</text:p>
          </table:table-cell>
          <table:table-cell table:style-name="ce1" table:formula="of:=[.R12]" office:value-type="string" office:string-value="SWR_UHF" calcext:value-type="string">
            <text:p>SWR_UHF</text:p>
          </table:table-cell>
          <table:table-cell table:style-name="ce1" table:formula="of:=[.S12]" office:value-type="string" office:string-value="Freq_VHF" calcext:value-type="string">
            <text:p>Freq_VHF</text:p>
          </table:table-cell>
          <table:table-cell table:style-name="ce1" table:formula="of:=[.T12]" office:value-type="string" office:string-value="SWR_VHF" calcext:value-type="string">
            <text:p>SWR_VH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yenne 1</text:p>
          </table:table-cell>
          <table:table-cell table:style-name="ce10" table:formula="of:=([.Q13]+[.Q14]+[.Q17]+[.Q18]+[.Q21]+[.Q22]+[.Q25]+[.Q26])/8" office:value-type="float" office:value="141.6875" calcext:value-type="float">
            <text:p>141,6875</text:p>
          </table:table-cell>
          <table:table-cell table:style-name="ce10" table:formula="of:=([.R13]+[.R14]+[.R17]+[.R18]+[.R21]+[.R22]+[.R25]+[.R26])/8" office:value-type="float" office:value="1.144375" calcext:value-type="float">
            <text:p>1,144375</text:p>
          </table:table-cell>
          <table:table-cell table:style-name="ce10" table:formula="of:=([.S13]+[.S14]+[.S17]+[.S18]+[.S21]+[.S22]+[.S25]+[.S26])/8" office:value-type="float" office:value="432.4375" calcext:value-type="float">
            <text:p>432,4375</text:p>
          </table:table-cell>
          <table:table-cell table:style-name="ce10" table:formula="of:=([.T13]+[.T14]+[.T17]+[.T18]+[.T21]+[.T22]+[.T25]+[.T26])/8" office:value-type="float" office:value="2.66575" calcext:value-type="float">
            <text:p>2,66575</text:p>
          </table:table-cell>
          <table:table-cell table:number-columns-repeated="2"/>
          <table:table-cell office:value-type="string" calcext:value-type="string">
            <text:p>diminuer h3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Effet 1</text:p>
          </table:table-cell>
          <table:table-cell table:style-name="ce11" table:formula="of:=[.B43]-[.Q29]" office:value-type="float" office:value="1.15625" calcext:value-type="float">
            <text:p>1,15625</text:p>
          </table:table-cell>
          <table:table-cell table:style-name="ce11" table:formula="of:=[.C43]-[.R29]" office:value-type="float" office:value="0.0154375000000002" calcext:value-type="float">
            <text:p>0,0154375000000002</text:p>
          </table:table-cell>
          <table:table-cell table:style-name="ce11" table:formula="of:=[.D43]-[.S29]" office:value-type="float" office:value="2.28125" calcext:value-type="float">
            <text:p>2,28125</text:p>
          </table:table-cell>
          <table:table-cell table:style-name="ce11" table:formula="of:=[.E43]-[.T29]" office:value-type="float" office:value="0.1364375" calcext:value-type="float">
            <text:p>0,1364375</text:p>
          </table:table-cell>
          <table:table-cell table:style-name="ce17" table:number-columns-repeated="3"/>
          <table:table-cell table:style-name="ce17" office:value-type="string" calcext:value-type="string">
            <text:p>Augmente l’UHF et joue peu sur son SWR</text:p>
          </table:table-cell>
          <table:table-cell table:style-name="ce17" table:number-columns-repeated="1015"/>
        </table:table-row>
        <table:table-row table:style-name="ro1">
          <table:table-cell office:value-type="string" calcext:value-type="string">
            <text:p>Moyenne 2</text:p>
          </table:table-cell>
          <table:table-cell table:style-name="ce10" table:formula="of:=([.Q15]+[.Q16]+[.Q19]+[.Q20]+[.Q23]+[.Q24]+[.Q27]+[.Q28])/8" office:value-type="float" office:value="139.375" calcext:value-type="float">
            <text:p>139,375</text:p>
          </table:table-cell>
          <table:table-cell table:style-name="ce10" table:formula="of:=([.R15]+[.R16]+[.R19]+[.R20]+[.R23]+[.R24]+[.R27]+[.R28])/8" office:value-type="float" office:value="1.1135" calcext:value-type="float">
            <text:p>1,1135</text:p>
          </table:table-cell>
          <table:table-cell table:style-name="ce10" table:formula="of:=([.S15]+[.S16]+[.S19]+[.S20]+[.S23]+[.S24]+[.S27]+[.S28])/8" office:value-type="float" office:value="427.875" calcext:value-type="float">
            <text:p>427,875</text:p>
          </table:table-cell>
          <table:table-cell table:style-name="ce10" table:formula="of:=([.T15]+[.T16]+[.T19]+[.T20]+[.T23]+[.T24]+[.T27]+[.T28])/8" office:value-type="float" office:value="2.392875" calcext:value-type="float">
            <text:p>2,392875</text:p>
          </table:table-cell>
          <table:table-cell table:number-columns-repeated="3"/>
          <table:table-cell office:value-type="string" calcext:value-type="string">
            <text:p>Augmente un peu plus la VHF, et améliore son SW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Effet 2</text:p>
          </table:table-cell>
          <table:table-cell table:style-name="ce11" table:formula="of:=[.B45]-[.Q29]" office:value-type="float" office:value="-1.15625" calcext:value-type="float">
            <text:p>-1,15625</text:p>
          </table:table-cell>
          <table:table-cell table:style-name="ce11" table:formula="of:=[.C45]-[.R29]" office:value-type="float" office:value="-0.0154374999999998" calcext:value-type="float">
            <text:p>-0,0154374999999998</text:p>
          </table:table-cell>
          <table:table-cell table:style-name="ce11" table:formula="of:=[.D45]-[.S29]" office:value-type="float" office:value="-2.28125" calcext:value-type="float">
            <text:p>-2,28125</text:p>
          </table:table-cell>
          <table:table-cell table:style-name="ce11" table:formula="of:=[.E45]-[.T29]" office:value-type="float" office:value="-0.1364375" calcext:value-type="float">
            <text:p>-0,1364375</text:p>
          </table:table-cell>
          <table:table-cell table:style-name="ce17"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 table:style-name="ce1" table:formula="of:=[.Q12]" office:value-type="string" office:string-value="Freq_UHF" calcext:value-type="string">
            <text:p>Freq_UHF</text:p>
          </table:table-cell>
          <table:table-cell table:style-name="ce1" table:formula="of:=[.R12]" office:value-type="string" office:string-value="SWR_UHF" calcext:value-type="string">
            <text:p>SWR_UHF</text:p>
          </table:table-cell>
          <table:table-cell table:style-name="ce1" table:formula="of:=[.S12]" office:value-type="string" office:string-value="Freq_VHF" calcext:value-type="string">
            <text:p>Freq_VHF</text:p>
          </table:table-cell>
          <table:table-cell table:style-name="ce1" table:formula="of:=[.T12]" office:value-type="string" office:string-value="SWR_VHF" calcext:value-type="string">
            <text:p>SWR_VH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yenne 1</text:p>
          </table:table-cell>
          <table:table-cell table:style-name="ce10" table:formula="of:=([.Q13]+[.Q15]+[.Q17]+[.Q19]+[.Q21]+[.Q23]+[.Q25]+[.Q27])/8" office:value-type="float" office:value="140.5625" calcext:value-type="float">
            <text:p>140,5625</text:p>
          </table:table-cell>
          <table:table-cell table:style-name="ce10" table:formula="of:=([.R13]+[.R15]+[.R17]+[.R19]+[.R21]+[.R23]+[.R25]+[.R27])/8" office:value-type="float" office:value="1.171375" calcext:value-type="float">
            <text:p>1,171375</text:p>
          </table:table-cell>
          <table:table-cell table:style-name="ce10" table:formula="of:=([.S13]+[.S15]+[.S17]+[.S19]+[.S21]+[.S23]+[.S25]+[.S27])/8" office:value-type="float" office:value="432.9375" calcext:value-type="float">
            <text:p>432,9375</text:p>
          </table:table-cell>
          <table:table-cell table:style-name="ce10" table:formula="of:=([.T13]+[.T15]+[.T17]+[.T19]+[.T21]+[.T23]+[.T25]+[.T27])/8" office:value-type="float" office:value="2.1045" calcext:value-type="float">
            <text:p>2,1045</text:p>
          </table:table-cell>
          <table:table-cell table:number-columns-repeated="2"/>
          <table:table-cell office:value-type="string" calcext:value-type="string">
            <text:p>diminuer d2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Effet 1</text:p>
          </table:table-cell>
          <table:table-cell table:style-name="ce11" table:formula="of:=[.B49]-[.Q29]" office:value-type="float" office:value="0.03125" calcext:value-type="float">
            <text:p>0,03125</text:p>
          </table:table-cell>
          <table:table-cell table:style-name="ce11" table:formula="of:=[.C49]-[.R29]" office:value-type="float" office:value="0.0424375000000001" calcext:value-type="float">
            <text:p>0,0424375000000001</text:p>
          </table:table-cell>
          <table:table-cell table:style-name="ce11" table:formula="of:=[.D49]-[.S29]" office:value-type="float" office:value="2.78125" calcext:value-type="float">
            <text:p>2,78125</text:p>
          </table:table-cell>
          <table:table-cell table:style-name="ce11" table:formula="of:=[.E49]-[.T29]" office:value-type="float" office:value="-0.4248125" calcext:value-type="float">
            <text:p>-0,4248125</text:p>
          </table:table-cell>
          <table:table-cell table:style-name="ce17" table:number-columns-repeated="3"/>
          <table:table-cell table:style-name="ce17" office:value-type="string" calcext:value-type="string">
            <text:p>augmente la VHF et améliore son SWR</text:p>
          </table:table-cell>
          <table:table-cell table:style-name="ce17" table:number-columns-repeated="1015"/>
        </table:table-row>
        <table:table-row table:style-name="ro1">
          <table:table-cell office:value-type="string" calcext:value-type="string">
            <text:p>Moyenne 2</text:p>
          </table:table-cell>
          <table:table-cell table:style-name="ce10" table:formula="of:=([.Q14]+[.Q16]+[.Q18]+[.Q20]+[.Q22]+[.Q24]+[.Q26]+[.Q28])/8" office:value-type="float" office:value="140.5" calcext:value-type="float">
            <text:p>140,5</text:p>
          </table:table-cell>
          <table:table-cell table:style-name="ce10" table:formula="of:=([.R14]+[.R16]+[.R18]+[.R20]+[.R22]+[.R24]+[.R26]+[.R28])/8" office:value-type="float" office:value="1.0865" calcext:value-type="float">
            <text:p>1,0865</text:p>
          </table:table-cell>
          <table:table-cell table:style-name="ce10" table:formula="of:=([.S14]+[.S16]+[.S18]+[.S20]+[.S22]+[.S24]+[.S26]+[.S28])/8" office:value-type="float" office:value="427.375" calcext:value-type="float">
            <text:p>427,375</text:p>
          </table:table-cell>
          <table:table-cell table:style-name="ce10" table:formula="of:=([.T14]+[.T16]+[.T18]+[.T20]+[.T22]+[.T24]+[.T26]+[.T28])/8" office:value-type="float" office:value="2.954125" calcext:value-type="float">
            <text:p>2,95412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ffet 2</text:p>
          </table:table-cell>
          <table:table-cell table:style-name="ce11" table:formula="of:=[.B51]-[.Q29]" office:value-type="float" office:value="-0.03125" calcext:value-type="float">
            <text:p>-0,03125</text:p>
          </table:table-cell>
          <table:table-cell table:style-name="ce11" table:formula="of:=[.C51]-[.R29]" office:value-type="float" office:value="-0.0424374999999999" calcext:value-type="float">
            <text:p>-0,0424374999999999</text:p>
          </table:table-cell>
          <table:table-cell table:style-name="ce11" table:formula="of:=[.D51]-[.S29]" office:value-type="float" office:value="-2.78125" calcext:value-type="float">
            <text:p>-2,78125</text:p>
          </table:table-cell>
          <table:table-cell table:style-name="ce11" table:formula="of:=[.E51]-[.T29]" office:value-type="float" office:value="0.4248125" calcext:value-type="float">
            <text:p>0,4248125</text:p>
          </table:table-cell>
          <table:table-cell table:style-name="ce17"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 table:style-name="ce1" table:formula="of:=[.Q12]" office:value-type="string" office:string-value="Freq_UHF" calcext:value-type="string">
            <text:p>Freq_UHF</text:p>
          </table:table-cell>
          <table:table-cell table:style-name="ce1" table:formula="of:=[.R12]" office:value-type="string" office:string-value="SWR_UHF" calcext:value-type="string">
            <text:p>SWR_UHF</text:p>
          </table:table-cell>
          <table:table-cell table:style-name="ce1" table:formula="of:=[.S12]" office:value-type="string" office:string-value="Freq_VHF" calcext:value-type="string">
            <text:p>Freq_VHF</text:p>
          </table:table-cell>
          <table:table-cell table:style-name="ce1" table:formula="of:=[.T12]" office:value-type="string" office:string-value="SWR_VHF" calcext:value-type="string">
            <text:p>SWR_VH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yenne 1</text:p>
          </table:table-cell>
          <table:table-cell table:style-name="ce10" table:formula="of:=([.Q13]+[.Q16]+[.Q18]+[.Q19]+[.Q22]+[.Q23]+[.Q25]+[.Q28])/8" office:value-type="float" office:value="141.25" calcext:value-type="float">
            <text:p>141,25</text:p>
          </table:table-cell>
          <table:table-cell table:style-name="ce10" table:formula="of:=([.R13]+[.R16]+[.R18]+[.R19]+[.R22]+[.R23]+[.R25]+[.R28])/8" office:value-type="float" office:value="1.07825" calcext:value-type="float">
            <text:p>1,07825</text:p>
          </table:table-cell>
          <table:table-cell table:style-name="ce10" table:formula="of:=([.S13]+[.S16]+[.S18]+[.S19]+[.S22]+[.S23]+[.S25]+[.S28])/8" office:value-type="float" office:value="431.25" calcext:value-type="float">
            <text:p>431,25</text:p>
          </table:table-cell>
          <table:table-cell table:style-name="ce10" table:formula="of:=([.T13]+[.T16]+[.T18]+[.T19]+[.T22]+[.T23]+[.T25]+[.T28])/8" office:value-type="float" office:value="2.485125" calcext:value-type="float">
            <text:p>2,485125</text:p>
          </table:table-cell>
          <table:table-cell table:number-columns-repeated="2"/>
          <table:table-cell office:value-type="string" calcext:value-type="string">
            <text:p>diminuer d3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Effet 1</text:p>
          </table:table-cell>
          <table:table-cell table:style-name="ce11" table:formula="of:=[.B55]-[.Q29]" office:value-type="float" office:value="0.71875" calcext:value-type="float">
            <text:p>0,71875</text:p>
          </table:table-cell>
          <table:table-cell table:style-name="ce11" table:formula="of:=[.C55]-[.R29]" office:value-type="float" office:value="-0.0506875" calcext:value-type="float">
            <text:p>-0,0506875</text:p>
          </table:table-cell>
          <table:table-cell table:style-name="ce11" table:formula="of:=[.D55]-[.S29]" office:value-type="float" office:value="1.09375" calcext:value-type="float">
            <text:p>1,09375</text:p>
          </table:table-cell>
          <table:table-cell table:style-name="ce11" table:formula="of:=[.E55]-[.T29]" office:value-type="float" office:value="-0.0441875" calcext:value-type="float">
            <text:p>-0,0441875</text:p>
          </table:table-cell>
          <table:table-cell table:style-name="ce17" table:number-columns-repeated="3"/>
          <table:table-cell table:style-name="ce17" office:value-type="string" calcext:value-type="string">
            <text:p>a peu d’effet sur les SWR</text:p>
          </table:table-cell>
          <table:table-cell table:style-name="ce17" table:number-columns-repeated="1015"/>
        </table:table-row>
        <table:table-row table:style-name="ro1">
          <table:table-cell office:value-type="string" calcext:value-type="string">
            <text:p>Moyenne 2</text:p>
          </table:table-cell>
          <table:table-cell table:style-name="ce10" table:formula="of:=([.Q14]+[.Q15]+[.Q17]+[.Q20]+[.Q21]+[.Q24]+[.Q26]+[.Q27])/8" office:value-type="float" office:value="139.8125" calcext:value-type="float">
            <text:p>139,8125</text:p>
          </table:table-cell>
          <table:table-cell table:style-name="ce10" table:formula="of:=([.R14]+[.R15]+[.R17]+[.R20]+[.R21]+[.R24]+[.R26]+[.R27])/8" office:value-type="float" office:value="1.179625" calcext:value-type="float">
            <text:p>1,179625</text:p>
          </table:table-cell>
          <table:table-cell table:style-name="ce10" table:formula="of:=([.S14]+[.S15]+[.S17]+[.S20]+[.S21]+[.S24]+[.S26]+[.S27])/8" office:value-type="float" office:value="429.0625" calcext:value-type="float">
            <text:p>429,0625</text:p>
          </table:table-cell>
          <table:table-cell table:style-name="ce10" table:formula="of:=([.T14]+[.T15]+[.T17]+[.T20]+[.T21]+[.T24]+[.T26]+[.T27])/8" office:value-type="float" office:value="2.5735" calcext:value-type="float">
            <text:p>2,5735</text:p>
          </table:table-cell>
          <table:table-cell table:number-columns-repeated="3"/>
          <table:table-cell office:value-type="string" calcext:value-type="string">
            <text:p>augmente les fréquences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Effet 2</text:p>
          </table:table-cell>
          <table:table-cell table:style-name="ce11" table:formula="of:=[.B57]-[.Q29]" office:value-type="float" office:value="-0.71875" calcext:value-type="float">
            <text:p>-0,71875</text:p>
          </table:table-cell>
          <table:table-cell table:style-name="ce11" table:formula="of:=[.C57]-[.R29]" office:value-type="float" office:value="0.0506875" calcext:value-type="float">
            <text:p>0,0506875</text:p>
          </table:table-cell>
          <table:table-cell table:style-name="ce11" table:formula="of:=[.D57]-[.S29]" office:value-type="float" office:value="-1.09375" calcext:value-type="float">
            <text:p>-1,09375</text:p>
          </table:table-cell>
          <table:table-cell table:style-name="ce11" table:formula="of:=[.E57]-[.T29]" office:value-type="float" office:value="0.0441875" calcext:value-type="float">
            <text:p>0,0441875</text:p>
          </table:table-cell>
          <table:table-cell table:style-name="ce17" table:number-columns-repeated="1019"/>
        </table:table-row>
        <calcext:conditional-formats>
          <calcext:conditional-format calcext:target-range-address="Feuille1.A32:Feuille1.AMJ32 Feuille1.A34:Feuille1.AMJ34 Feuille1.A38:Feuille1.AMJ38 Feuille1.A40:Feuille1.AMJ40 Feuille1.A44:Feuille1.AMJ44 Feuille1.A46:Feuille1.AMJ46 Feuille1.A50:Feuille1.AMJ50 Feuille1.A52:Feuille1.AMJ52 Feuille1.A56:Feuille1.AMJ56 Feuille1.A58:Feuille1.AMJ58">
            <calcext:condition calcext:apply-style-name="decrease" calcext:value="&lt;0" calcext:base-cell-address="Feuille1.A32"/>
            <calcext:condition calcext:apply-style-name="increase" calcext:value="&gt;0" calcext:base-cell-address="Feuille1.A32"/>
          </calcext:conditional-format>
        </calcext:conditional-formats>
      </table:table>
      <table:table table:name="Feuille2" table:style-name="ta1">
        <table:table-column table:style-name="co14" table:default-cell-style-name="ce23"/>
        <table:table-column table:style-name="co14" table:number-columns-repeated="9" table:default-cell-style-name="ce8"/>
        <table:table-column table:style-name="co14" table:number-columns-repeated="2" table:default-cell-style-name="Default"/>
        <table:table-row table:style-name="ro1">
          <table:table-cell table:style-name="ce1" office:value-type="string" calcext:value-type="string">
            <text:p>Facteurs :</text:p>
          </table:table-cell>
          <table:table-cell table:style-name="Default" office:value-type="string" calcext:value-type="string">
            <text:p>h1</text:p>
          </table:table-cell>
          <table:table-cell table:style-name="Default"/>
          <table:table-cell table:style-name="Default" office:value-type="string" calcext:value-type="string">
            <text:p>h2</text:p>
          </table:table-cell>
          <table:table-cell table:style-name="Default"/>
          <table:table-cell table:style-name="Default" office:value-type="string" calcext:value-type="string">
            <text:p>h3</text:p>
          </table:table-cell>
          <table:table-cell table:style-name="Default"/>
          <table:table-cell table:style-name="Default" office:value-type="string" calcext:value-type="string">
            <text:p>d1</text:p>
          </table:table-cell>
          <table:table-cell table:style-name="Default"/>
          <table:table-cell table:style-name="Default" office:value-type="string" calcext:value-type="string">
            <text:p>d2</text:p>
          </table:table-cell>
          <table:table-cell table:number-columns-repeated="2"/>
        </table:table-row>
        <table:table-row table:style-name="ro1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22" office:value-type="string" calcext:value-type="string">
            <text:p>Essai N°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I</text:p>
          </table:table-cell>
          <table:table-cell table:style-name="ce25" office:value-type="string" calcext:value-type="string">
            <text:p>Freq_VHF</text:p>
          </table:table-cell>
          <table:table-cell table:style-name="ce25" office:value-type="string" calcext:value-type="string">
            <text:p>Freq_UHF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ecrease" style:family="table-cell" style:parent-style-name="Default">
      <style:text-properties fo:color="#2a6099"/>
    </style:style>
    <style:style style:name="increase" style:family="table-cell" style:parent-style-name="Default">
      <style:text-properties fo:color="#81d41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1T19:01:48.414000000</meta:creation-date>
    <dc:date>2022-02-02T22:52:42.747000000</dc:date>
    <meta:editing-duration>PT3H41M18S</meta:editing-duration>
    <meta:editing-cycles>84</meta:editing-cycles>
    <meta:generator>LibreOffice/7.2.4.1$Windows_X86_64 LibreOffice_project/27d75539669ac387bb498e35313b970b7fe9c4f9</meta:generator>
    <meta:document-statistic meta:table-count="2" meta:cell-count="662" meta:object-count="0"/>
  </office:meta>
</office:document-meta>
</file>